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2236in" fo:margin-bottom="0.2236in" fo:line-height="200%"/>
      <style:text-properties style:font-name="Times New Roman" style:font-name-asian="Times New Roman" fo:font-weight="bold" style:font-weight-asian="bold" style:font-weight-complex="bold" fo:font-size="16pt" style:font-size-asian="16pt" style:font-size-complex="16pt"/>
    </style:style>
    <style:style style:name="P2" style:parent-style-name="Normal" style:family="paragraph">
      <style:paragraph-properties fo:margin-top="0.1666in" fo:margin-bottom="0.1666in" fo:line-height="200%"/>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6" style:parent-style-name="Heading2" style:family="paragraph">
      <style:paragraph-properties fo:margin-top="0.2076in" fo:margin-bottom="0.2076in" fo:line-height="200%"/>
      <style:text-properties style:font-name="Times New Roman" style:font-name-asian="Times New Roman" fo:font-weight="bold" style:font-weight-asian="bold" style:font-weight-complex="bold"/>
    </style:style>
    <style:style style:name="P7"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8" style:parent-style-name="Normal" style:family="paragraph">
      <style:paragraph-properties fo:margin-top="0.1666in" fo:margin-bottom="0.1666in" fo:line-height="200%"/>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style:style>
    <style:style style:name="T10" style:parent-style-name="DefaultParagraphFont" style:family="text">
      <style:text-properties style:font-name="Times New Roman" style:font-name-asian="Times New Roman" style:font-name-complex="Times New Roman"/>
    </style:style>
    <style:style style:name="P11" style:parent-style-name="Normal" style:family="paragraph">
      <style:paragraph-properties fo:margin-top="0.1666in" fo:margin-bottom="0.1666in" fo:line-height="200%"/>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style:style>
    <style:style style:name="T13" style:parent-style-name="DefaultParagraphFont" style:family="text">
      <style:text-properties style:font-name="Times New Roman" style:font-name-asian="Times New Roman" style:font-name-complex="Times New Roman"/>
    </style:style>
    <style:style style:name="T14" style:parent-style-name="DefaultParagraphFont" style:family="text">
      <style:text-properties style:font-name="Times New Roman" style:font-name-asian="Times New Roman" style:font-name-complex="Times New Roman"/>
    </style:style>
    <style:style style:name="T15" style:parent-style-name="DefaultParagraphFont" style:family="text">
      <style:text-properties style:font-name="Times New Roman" style:font-name-asian="Times New Roman" style:font-name-complex="Times New Roman"/>
    </style:style>
    <style:style style:name="P16" style:parent-style-name="Normal" style:family="paragraph">
      <style:paragraph-properties fo:margin-top="0.1666in" fo:margin-bottom="0.1666in" fo:line-height="200%"/>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style:style>
    <style:style style:name="T18" style:parent-style-name="DefaultParagraphFont" style:family="text">
      <style:text-properties style:font-name="Times New Roman" style:font-name-asian="Times New Roman" style:font-name-complex="Times New Roman"/>
    </style:style>
    <style:style style:name="T19" style:parent-style-name="DefaultParagraphFont" style:family="text">
      <style:text-properties style:font-name="Times New Roman" style:font-name-asian="Times New Roman" style:font-name-complex="Times New Roman"/>
    </style:style>
    <style:style style:name="P20" style:parent-style-name="Normal" style:family="paragraph">
      <style:paragraph-properties fo:margin-top="0.1666in" fo:margin-bottom="0.1666in" fo:line-height="2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style:style>
    <style:style style:name="T22" style:parent-style-name="DefaultParagraphFont" style:family="text">
      <style:text-properties style:font-name="Times New Roman" style:font-name-asian="Times New Roman" style:font-name-complex="Times New Roman"/>
    </style:style>
    <style:style style:name="P23"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24" style:parent-style-name="Normal" style:family="paragraph">
      <style:paragraph-properties fo:line-height="200%"/>
      <style:text-properties style:font-name="Times New Roman" style:font-name-asian="Times New Roman" style:font-name-complex="Times New Roman"/>
    </style:style>
    <style:style style:name="P25" style:parent-style-name="Heading2" style:family="paragraph">
      <style:paragraph-properties fo:margin-top="0.2076in" fo:margin-bottom="0.2076in" fo:line-height="200%"/>
      <style:text-properties style:font-name="Times New Roman" style:font-name-asian="Times New Roman" fo:font-weight="bold" style:font-weight-asian="bold" style:font-weight-complex="bold"/>
    </style:style>
    <style:style style:name="P26"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27" style:parent-style-name="Normal" style:family="paragraph">
      <style:paragraph-properties fo:margin-top="0.1666in" fo:margin-bottom="0.1666in" fo:line-height="200%"/>
    </style:style>
    <style:style style:name="T28" style:parent-style-name="DefaultParagraphFont" style:family="text">
      <style:text-properties style:font-name="Times New Roman" style:font-name-asian="Times New Roman" style:font-name-complex="Times New Roman"/>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style:style>
    <style:style style:name="T30" style:parent-style-name="DefaultParagraphFont" style:family="text">
      <style:text-properties style:font-name="Times New Roman" style:font-name-asian="Times New Roman" style:font-name-complex="Times New Roman"/>
    </style:style>
    <style:style style:name="P31"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32"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33"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34" style:parent-style-name="Normal" style:family="paragraph">
      <style:paragraph-properties fo:line-height="200%"/>
      <style:text-properties style:font-name="Times New Roman" style:font-name-asian="Times New Roman" style:font-name-complex="Times New Roman" fo:font-size="16pt" style:font-size-asian="16pt" style:font-size-complex="16pt"/>
    </style:style>
    <style:style style:name="P35" style:parent-style-name="Heading2" style:family="paragraph">
      <style:paragraph-properties fo:margin-top="0.2076in" fo:margin-bottom="0.2076in" fo:line-height="200%"/>
      <style:text-properties style:font-name="Times New Roman" style:font-name-asian="Times New Roman" fo:font-weight="bold" style:font-weight-asian="bold" style:font-weight-complex="bold"/>
    </style:style>
    <style:style style:name="P36"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37" style:parent-style-name="Normal" style:family="paragraph">
      <style:paragraph-properties fo:margin-top="0.1666in" fo:margin-bottom="0.1666in" fo:line-height="200%"/>
    </style:style>
    <style:style style:name="T38" style:parent-style-name="DefaultParagraphFont" style:family="text">
      <style:text-properties style:font-name="Times New Roman" style:font-name-asian="Times New Roman" style:font-name-complex="Times New Roman"/>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style:style>
    <style:style style:name="T40" style:parent-style-name="DefaultParagraphFont" style:family="text">
      <style:text-properties style:font-name="Times New Roman" style:font-name-asian="Times New Roman" style:font-name-complex="Times New Roman"/>
    </style:style>
    <style:style style:name="P41"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42" style:parent-style-name="Normal" style:family="paragraph">
      <style:paragraph-properties fo:margin-top="0.1666in" fo:margin-bottom="0.1666in" fo:line-height="200%"/>
    </style:style>
    <style:style style:name="T43" style:parent-style-name="DefaultParagraphFont" style:family="text">
      <style:text-properties style:font-name="Times New Roman" style:font-name-asian="Times New Roman" style:font-name-complex="Times New Roman"/>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style:style>
    <style:style style:name="T45" style:parent-style-name="DefaultParagraphFont" style:family="text">
      <style:text-properties style:font-name="Times New Roman" style:font-name-asian="Times New Roman" style:font-name-complex="Times New Roman"/>
    </style:style>
    <style:style style:name="P46" style:parent-style-name="Normal" style:family="paragraph">
      <style:paragraph-properties fo:margin-top="0.1666in" fo:margin-bottom="0.1666in" fo:line-height="200%"/>
    </style:style>
    <style:style style:name="T47" style:parent-style-name="DefaultParagraphFont" style:family="text">
      <style:text-properties style:font-name="Times New Roman" style:font-name-asian="Times New Roman" style:font-name-complex="Times New Roman"/>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style:style>
    <style:style style:name="T49" style:parent-style-name="DefaultParagraphFont" style:family="text">
      <style:text-properties style:font-name="Times New Roman" style:font-name-asian="Times New Roman" style:font-name-complex="Times New Roman"/>
    </style:style>
    <style:style style:name="P50" style:parent-style-name="Normal" style:family="paragraph">
      <style:paragraph-properties fo:line-height="200%"/>
      <style:text-properties style:font-name="Times New Roman" style:font-name-asian="Times New Roman" style:font-name-complex="Times New Roman"/>
    </style:style>
    <style:style style:name="P51" style:parent-style-name="Heading2" style:family="paragraph">
      <style:paragraph-properties fo:margin-top="0.2076in" fo:margin-bottom="0.2076in" fo:line-height="200%"/>
      <style:text-properties style:font-name="Times New Roman" style:font-name-asian="Times New Roman" fo:font-weight="bold" style:font-weight-asian="bold" style:font-weight-complex="bold"/>
    </style:style>
    <style:style style:name="P52"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53" style:parent-style-name="ListParagraph" style:list-style-name="LFO1" style:family="paragraph">
      <style:paragraph-properties fo:margin-bottom="0in" fo:line-height="200%"/>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style:style>
    <style:style style:name="T55" style:parent-style-name="DefaultParagraphFont" style:family="text">
      <style:text-properties style:font-name="Times New Roman" style:font-name-asian="Times New Roman" style:font-name-complex="Times New Roman"/>
    </style:style>
    <style:style style:name="P56" style:parent-style-name="ListParagraph" style:list-style-name="LFO1" style:family="paragraph">
      <style:paragraph-properties fo:margin-bottom="0in" fo:line-height="200%"/>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style:style>
    <style:style style:name="T58" style:parent-style-name="DefaultParagraphFont" style:family="text">
      <style:text-properties style:font-name="Times New Roman" style:font-name-asian="Times New Roman" style:font-name-complex="Times New Roman"/>
    </style:style>
    <style:style style:name="P59" style:parent-style-name="ListParagraph" style:list-style-name="LFO1" style:family="paragraph">
      <style:paragraph-properties fo:margin-bottom="0in" fo:line-height="200%"/>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style:style>
    <style:style style:name="T61" style:parent-style-name="DefaultParagraphFont" style:family="text">
      <style:text-properties style:font-name="Times New Roman" style:font-name-asian="Times New Roman" style:font-name-complex="Times New Roman"/>
    </style:style>
    <style:style style:name="P62" style:parent-style-name="Normal" style:family="paragraph">
      <style:paragraph-properties fo:margin-top="0.1666in" fo:margin-bottom="0.1666in" fo:line-height="200%"/>
    </style:style>
    <style:style style:name="T63" style:parent-style-name="DefaultParagraphFont" style:family="text">
      <style:text-properties style:font-name="Times New Roman" style:font-name-asian="Times New Roman" style:font-name-complex="Times New Roman"/>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style:style>
    <style:style style:name="T65" style:parent-style-name="DefaultParagraphFont" style:family="text">
      <style:text-properties style:font-name="Times New Roman" style:font-name-asian="Times New Roman" style:font-name-complex="Times New Roman"/>
    </style:style>
    <style:style style:name="P66"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67" style:parent-style-name="Normal" style:family="paragraph">
      <style:paragraph-properties fo:line-height="200%"/>
      <style:text-properties style:font-name="Times New Roman" style:font-name-asian="Times New Roman" style:font-name-complex="Times New Roman"/>
    </style:style>
    <style:style style:name="P68" style:parent-style-name="Heading2" style:family="paragraph">
      <style:paragraph-properties fo:margin-top="0.2076in" fo:margin-bottom="0.2076in" fo:line-height="200%"/>
      <style:text-properties style:font-name="Times New Roman" style:font-name-asian="Times New Roman" fo:font-weight="bold" style:font-weight-asian="bold" style:font-weight-complex="bold"/>
    </style:style>
    <style:style style:name="P69"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70" style:parent-style-name="Heading3" style:family="paragraph">
      <style:paragraph-properties fo:margin-top="0.1951in" fo:margin-bottom="0.1951in" fo:line-height="200%"/>
      <style:text-properties style:font-name="Times New Roman" style:font-name-asian="Times New Roman" fo:font-weight="bold" style:font-weight-asian="bold" style:font-weight-complex="bold"/>
    </style:style>
    <style:style style:name="P71" style:parent-style-name="ListParagraph" style:list-style-name="LFO2" style:family="paragraph">
      <style:paragraph-properties fo:margin-bottom="0in" fo:line-height="200%"/>
      <style:text-properties style:font-name="Times New Roman" style:font-name-asian="Times New Roman" style:font-name-complex="Times New Roman"/>
    </style:style>
    <style:style style:name="P72" style:parent-style-name="ListParagraph" style:list-style-name="LFO2" style:family="paragraph">
      <style:paragraph-properties fo:margin-bottom="0in" fo:line-height="200%"/>
      <style:text-properties style:font-name="Times New Roman" style:font-name-asian="Times New Roman" style:font-name-complex="Times New Roman"/>
    </style:style>
    <style:style style:name="P73" style:parent-style-name="Heading3" style:family="paragraph">
      <style:paragraph-properties fo:margin-top="0.1951in" fo:margin-bottom="0.1951in" fo:line-height="200%"/>
      <style:text-properties style:font-name="Times New Roman" style:font-name-asian="Times New Roman" fo:font-weight="bold" style:font-weight-asian="bold" style:font-weight-complex="bold"/>
    </style:style>
    <style:style style:name="P74" style:parent-style-name="ListParagraph" style:list-style-name="LFO3" style:family="paragraph">
      <style:paragraph-properties fo:margin-bottom="0in" fo:line-height="200%"/>
    </style:style>
    <style:style style:name="T75" style:parent-style-name="DefaultParagraphFont" style:family="text">
      <style:text-properties style:font-name="Times New Roman" style:font-name-asian="Times New Roman" style:font-name-complex="Times New Roman"/>
    </style:style>
    <style:style style:name="T76" style:parent-style-name="DefaultParagraphFont" style:family="text">
      <style:text-properties style:font-name="Times New Roman" style:font-name-asian="Times New Roman" style:font-name-complex="Times New Roman" fo:font-weight="bold" style:font-weight-asian="bold" style:font-weight-complex="bold"/>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Times New Roman" style:font-name-asian="Times New Roman" style:font-name-complex="Times New Roman" fo:font-weight="bold" style:font-weight-asian="bold" style:font-weight-complex="bold"/>
    </style:style>
    <style:style style:name="T81" style:parent-style-name="DefaultParagraphFont" style:family="text">
      <style:text-properties style:font-name="Times New Roman" style:font-name-asian="Times New Roman" style:font-name-complex="Times New Roman"/>
    </style:style>
    <style:style style:name="P82" style:parent-style-name="ListParagraph" style:list-style-name="LFO3" style:family="paragraph">
      <style:paragraph-properties fo:margin-bottom="0in" fo:line-height="200%"/>
      <style:text-properties style:font-name="Times New Roman" style:font-name-asian="Times New Roman" style:font-name-complex="Times New Roman"/>
    </style:style>
    <style:style style:name="P83" style:parent-style-name="Heading3" style:family="paragraph">
      <style:paragraph-properties fo:margin-top="0.1951in" fo:margin-bottom="0.1951in" fo:line-height="200%"/>
      <style:text-properties style:font-name="Times New Roman" style:font-name-asian="Times New Roman" fo:font-weight="bold" style:font-weight-asian="bold" style:font-weight-complex="bold"/>
    </style:style>
    <style:style style:name="P84" style:parent-style-name="ListParagraph" style:list-style-name="LFO4" style:family="paragraph">
      <style:paragraph-properties fo:margin-bottom="0in" fo:line-height="200%"/>
      <style:text-properties style:font-name="Times New Roman" style:font-name-asian="Times New Roman" style:font-name-complex="Times New Roman"/>
    </style:style>
    <style:style style:name="P85" style:parent-style-name="ListParagraph" style:list-style-name="LFO4" style:family="paragraph">
      <style:paragraph-properties fo:margin-bottom="0in" fo:line-height="200%"/>
      <style:text-properties style:font-name="Times New Roman" style:font-name-asian="Times New Roman" style:font-name-complex="Times New Roman"/>
    </style:style>
    <style:style style:name="P86"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87" style:parent-style-name="Normal" style:family="paragraph">
      <style:paragraph-properties fo:line-height="200%"/>
      <style:text-properties style:font-name="Times New Roman" style:font-name-asian="Times New Roman" style:font-name-complex="Times New Roman"/>
    </style:style>
    <style:style style:name="P88" style:parent-style-name="Heading2" style:family="paragraph">
      <style:paragraph-properties fo:margin-top="0.2076in" fo:margin-bottom="0.2076in" fo:line-height="200%"/>
      <style:text-properties style:font-name="Times New Roman" style:font-name-asian="Times New Roman" fo:font-weight="bold" style:font-weight-asian="bold" style:font-weight-complex="bold"/>
    </style:style>
    <style:style style:name="P89" style:parent-style-name="Heading3" style:family="paragraph">
      <style:paragraph-properties fo:margin-top="0.1951in" fo:margin-bottom="0.1951in" fo:line-height="200%"/>
      <style:text-properties style:font-name="Times New Roman" style:font-name-asian="Times New Roman" fo:font-weight="bold" style:font-weight-asian="bold" style:font-weight-complex="bold"/>
    </style:style>
    <style:style style:name="P90" style:parent-style-name="ListParagraph" style:list-style-name="LFO5" style:family="paragraph">
      <style:paragraph-properties fo:margin-bottom="0in" fo:line-height="200%"/>
    </style:style>
    <style:style style:name="T91" style:parent-style-name="DefaultParagraphFont" style:family="text">
      <style:text-properties style:font-name="Times New Roman" style:font-name-asian="Times New Roman" style:font-name-complex="Times New Roman" fo:font-weight="bold" style:font-weight-asian="bold" style:font-weight-complex="bold"/>
    </style:style>
    <style:style style:name="T92" style:parent-style-name="DefaultParagraphFont" style:family="text">
      <style:text-properties style:font-name="Times New Roman" style:font-name-asian="Times New Roman" style:font-name-complex="Times New Roman"/>
    </style:style>
    <style:style style:name="P93" style:parent-style-name="ListParagraph" style:list-style-name="LFO5" style:family="paragraph">
      <style:paragraph-properties fo:margin-bottom="0in" fo:line-height="200%"/>
    </style:style>
    <style:style style:name="T94" style:parent-style-name="DefaultParagraphFont" style:family="text">
      <style:text-properties style:font-name="Times New Roman" style:font-name-asian="Times New Roman" style:font-name-complex="Times New Roman" fo:font-weight="bold" style:font-weight-asian="bold" style:font-weight-complex="bold"/>
    </style:style>
    <style:style style:name="T95" style:parent-style-name="DefaultParagraphFont" style:family="text">
      <style:text-properties style:font-name="Times New Roman" style:font-name-asian="Times New Roman" style:font-name-complex="Times New Roman"/>
    </style:style>
    <style:style style:name="P96" style:parent-style-name="ListParagraph" style:list-style-name="LFO5" style:family="paragraph">
      <style:paragraph-properties fo:margin-bottom="0in" fo:line-height="200%"/>
    </style:style>
    <style:style style:name="T97" style:parent-style-name="DefaultParagraphFont" style:family="text">
      <style:text-properties style:font-name="Times New Roman" style:font-name-asian="Times New Roman" style:font-name-complex="Times New Roman" fo:font-weight="bold" style:font-weight-asian="bold" style:font-weight-complex="bold"/>
    </style:style>
    <style:style style:name="T98" style:parent-style-name="DefaultParagraphFont" style:family="text">
      <style:text-properties style:font-name="Times New Roman" style:font-name-asian="Times New Roman" style:font-name-complex="Times New Roman"/>
    </style:style>
    <style:style style:name="P99" style:parent-style-name="ListParagraph" style:list-style-name="LFO5" style:family="paragraph">
      <style:paragraph-properties fo:margin-bottom="0in" fo:line-height="200%"/>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style:style>
    <style:style style:name="T101" style:parent-style-name="DefaultParagraphFont" style:family="text">
      <style:text-properties style:font-name="Times New Roman" style:font-name-asian="Times New Roman" style:font-name-complex="Times New Roman"/>
    </style:style>
    <style:style style:name="P102" style:parent-style-name="Heading3" style:family="paragraph">
      <style:paragraph-properties fo:margin-top="0.1951in" fo:margin-bottom="0.1951in" fo:line-height="200%"/>
      <style:text-properties style:font-name="Times New Roman" style:font-name-asian="Times New Roman" fo:font-weight="bold" style:font-weight-asian="bold" style:font-weight-complex="bold"/>
    </style:style>
    <style:style style:name="P103" style:parent-style-name="ListParagraph" style:list-style-name="LFO6" style:family="paragraph">
      <style:paragraph-properties fo:margin-bottom="0in" fo:line-height="200%"/>
    </style:style>
    <style:style style:name="T104" style:parent-style-name="DefaultParagraphFont" style:family="text">
      <style:text-properties style:font-name="Times New Roman" style:font-name-asian="Times New Roman" style:font-name-complex="Times New Roman" fo:font-weight="bold" style:font-weight-asian="bold" style:font-weight-complex="bold"/>
    </style:style>
    <style:style style:name="T105" style:parent-style-name="DefaultParagraphFont" style:family="text">
      <style:text-properties style:font-name="Times New Roman" style:font-name-asian="Times New Roman" style:font-name-complex="Times New Roman"/>
    </style:style>
    <style:style style:name="P106" style:parent-style-name="ListParagraph" style:list-style-name="LFO6" style:family="paragraph">
      <style:paragraph-properties fo:margin-bottom="0in" fo:line-height="200%"/>
    </style:style>
    <style:style style:name="T107" style:parent-style-name="DefaultParagraphFont" style:family="text">
      <style:text-properties style:font-name="Times New Roman" style:font-name-asian="Times New Roman" style:font-name-complex="Times New Roman" fo:font-weight="bold" style:font-weight-asian="bold" style:font-weight-complex="bold"/>
    </style:style>
    <style:style style:name="T108" style:parent-style-name="DefaultParagraphFont" style:family="text">
      <style:text-properties style:font-name="Times New Roman" style:font-name-asian="Times New Roman" style:font-name-complex="Times New Roman"/>
    </style:style>
    <style:style style:name="P109" style:parent-style-name="ListParagraph" style:list-style-name="LFO6" style:family="paragraph">
      <style:paragraph-properties fo:margin-bottom="0in" fo:line-height="200%"/>
    </style:style>
    <style:style style:name="T110" style:parent-style-name="DefaultParagraphFont" style:family="text">
      <style:text-properties style:font-name="Times New Roman" style:font-name-asian="Times New Roman" style:font-name-complex="Times New Roman" fo:font-weight="bold" style:font-weight-asian="bold" style:font-weight-complex="bold"/>
    </style:style>
    <style:style style:name="T111" style:parent-style-name="DefaultParagraphFont" style:family="text">
      <style:text-properties style:font-name="Times New Roman" style:font-name-asian="Times New Roman" style:font-name-complex="Times New Roman"/>
    </style:style>
    <style:style style:name="P112" style:parent-style-name="Heading3" style:family="paragraph">
      <style:paragraph-properties fo:margin-top="0.1951in" fo:margin-bottom="0.1951in" fo:line-height="200%"/>
      <style:text-properties style:font-name="Times New Roman" style:font-name-asian="Times New Roman" fo:font-weight="bold" style:font-weight-asian="bold" style:font-weight-complex="bold"/>
    </style:style>
    <style:style style:name="P113" style:parent-style-name="Normal" style:family="paragraph">
      <style:paragraph-properties fo:margin-top="0.1666in" fo:margin-bottom="0.1666in" fo:line-height="200%"/>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fo:font-weight="bold" style:font-weight-asian="bold" style:font-weight-complex="bold"/>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fo:font-weight="bold" style:font-weight-asian="bold" style:font-weight-complex="bold"/>
    </style:style>
    <style:style style:name="T118" style:parent-style-name="DefaultParagraphFont" style:family="text">
      <style:text-properties style:font-name="Times New Roman" style:font-name-asian="Times New Roman" style:font-name-complex="Times New Roman"/>
    </style:style>
    <style:style style:name="T119" style:parent-style-name="DefaultParagraphFont" style:family="text">
      <style:text-properties style:font-name="Times New Roman" style:font-name-asian="Times New Roman" style:font-name-complex="Times New Roman"/>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style:style>
    <style:style style:name="T121" style:parent-style-name="DefaultParagraphFont" style:family="text">
      <style:text-properties style:font-name="Times New Roman" style:font-name-asian="Times New Roman" style:font-name-complex="Times New Roman"/>
    </style:style>
    <style:style style:name="P122" style:parent-style-name="Normal" style:family="paragraph">
      <style:paragraph-properties fo:margin-top="0.1666in" fo:margin-bottom="0.1666in" fo:line-height="200%"/>
    </style:style>
    <style:style style:name="T123" style:parent-style-name="DefaultParagraphFont" style:family="text">
      <style:text-properties style:font-name="Times New Roman" style:font-name-asian="Times New Roman" style:font-name-complex="Times New Roman"/>
    </style:style>
    <style:style style:name="T124" style:parent-style-name="DefaultParagraphFont" style:family="text">
      <style:text-properties style:font-name="Times New Roman" style:font-name-asian="Times New Roman" style:font-name-complex="Times New Roman" fo:font-weight="bold" style:font-weight-asian="bold" style:font-weight-complex="bold"/>
    </style:style>
    <style:style style:name="T125" style:parent-style-name="DefaultParagraphFont" style:family="text">
      <style:text-properties style:font-name="Times New Roman" style:font-name-asian="Times New Roman" style:font-name-complex="Times New Roman"/>
    </style:style>
    <style:style style:name="P126" style:parent-style-name="Normal" style:family="paragraph">
      <style:paragraph-properties fo:line-height="200%"/>
      <style:text-properties style:font-name="Times New Roman" style:font-name-asian="Times New Roman" style:font-name-complex="Times New Roman" fo:font-size="16pt" style:font-size-asian="16pt" style:font-size-complex="16pt"/>
    </style:style>
    <style:style style:name="P127" style:parent-style-name="Heading2" style:family="paragraph">
      <style:paragraph-properties fo:margin-top="0.2076in" fo:margin-bottom="0.2076in" fo:line-height="200%"/>
      <style:text-properties style:font-name="Times New Roman" style:font-name-asian="Times New Roman" fo:font-weight="bold" style:font-weight-asian="bold" style:font-weight-complex="bold"/>
    </style:style>
    <style:style style:name="P128" style:parent-style-name="Normal" style:family="paragraph">
      <style:paragraph-properties fo:margin-top="0.1666in" fo:margin-bottom="0.1666in" fo:line-height="200%"/>
    </style:style>
    <style:style style:name="T129" style:parent-style-name="DefaultParagraphFont" style:family="text">
      <style:text-properties style:font-name="Times New Roman" style:font-name-asian="Times New Roman" style:font-name-complex="Times New Roman"/>
    </style:style>
    <style:style style:name="T130" style:parent-style-name="DefaultParagraphFont" style:family="text">
      <style:text-properties style:font-name="Times New Roman" style:font-name-asian="Times New Roman" style:font-name-complex="Times New Roman" fo:font-weight="bold" style:font-weight-asian="bold" style:font-weight-complex="bold"/>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Times New Roman" style:font-name-asian="Times New Roman" style:font-name-complex="Times New Roman" fo:font-weight="bold" style:font-weight-asian="bold" style:font-weight-complex="bold"/>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fo:font-weight="bold" style:font-weight-asian="bold" style:font-weight-complex="bold"/>
    </style:style>
    <style:style style:name="T135" style:parent-style-name="DefaultParagraphFont" style:family="text">
      <style:text-properties style:font-name="Times New Roman" style:font-name-asian="Times New Roman" style:font-name-complex="Times New Roman"/>
    </style:style>
    <style:style style:name="P136" style:parent-style-name="Normal" style:family="paragraph">
      <style:paragraph-properties fo:margin-top="0.1666in" fo:margin-bottom="0.1666in" fo:line-height="200%"/>
    </style:style>
    <style:style style:name="T137" style:parent-style-name="DefaultParagraphFont" style:family="text">
      <style:text-properties style:font-name="Times New Roman" style:font-name-asian="Times New Roman" style:font-name-complex="Times New Roman"/>
    </style:style>
    <style:style style:name="T138" style:parent-style-name="DefaultParagraphFont" style:family="text">
      <style:text-properties style:font-name="Times New Roman" style:font-name-asian="Times New Roman" style:font-name-complex="Times New Roman" fo:font-weight="bold" style:font-weight-asian="bold" style:font-weight-complex="bold"/>
    </style:style>
    <style:style style:name="T139" style:parent-style-name="DefaultParagraphFont" style:family="text">
      <style:text-properties style:font-name="Times New Roman" style:font-name-asian="Times New Roman" style:font-name-complex="Times New Roman"/>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style:style>
    <style:style style:name="T141" style:parent-style-name="DefaultParagraphFont" style:family="text">
      <style:text-properties style:font-name="Times New Roman" style:font-name-asian="Times New Roman" style:font-name-complex="Times New Roman"/>
    </style:style>
    <style:style style:name="P142" style:parent-style-name="Normal" style:family="paragraph">
      <style:paragraph-properties fo:line-height="200%"/>
      <style:text-properties style:font-name="Times New Roman" style:font-name-asian="Times New Roman" style:font-name-complex="Times New Roman"/>
    </style:style>
    <style:style style:name="P143" style:parent-style-name="Heading2" style:family="paragraph">
      <style:paragraph-properties fo:margin-top="0.2076in" fo:margin-bottom="0.2076in" fo:line-height="200%"/>
      <style:text-properties style:font-name="Times New Roman" style:font-name-asian="Times New Roman" fo:font-weight="bold" style:font-weight-asian="bold" style:font-weight-complex="bold"/>
    </style:style>
    <style:style style:name="P144" style:parent-style-name="Normal" style:family="paragraph">
      <style:paragraph-properties fo:margin-top="0.1666in" fo:margin-bottom="0.1666in" fo:line-height="200%"/>
    </style:style>
    <style:style style:name="T145" style:parent-style-name="DefaultParagraphFont" style:family="text">
      <style:text-properties style:font-name="Times New Roman" style:font-name-asian="Times New Roman" style:font-name-complex="Times New Roman"/>
    </style:style>
    <style:style style:name="T146"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47" style:parent-style-name="DefaultParagraphFont" style:family="text">
      <style:text-properties style:font-name="Times New Roman" style:font-name-asian="Times New Roman" style:font-name-complex="Times New Roman"/>
    </style:style>
    <style:style style:name="T148" style:parent-style-name="Hyperlink" style:family="text">
      <style:text-properties style:font-name="Times New Roman" style:font-name-asian="Times New Roman" style:font-name-complex="Times New Roman"/>
    </style:style>
    <style:style style:name="P149" style:parent-style-name="Normal" style:family="paragraph">
      <style:paragraph-properties fo:margin-top="0.1666in" fo:margin-bottom="0.1666in" fo:line-height="200%"/>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52" style:parent-style-name="DefaultParagraphFont" style:family="text">
      <style:text-properties style:font-name="Times New Roman" style:font-name-asian="Times New Roman" style:font-name-complex="Times New Roman"/>
    </style:style>
    <style:style style:name="P153" style:parent-style-name="Normal" style:family="paragraph">
      <style:paragraph-properties fo:margin-top="0.1666in" fo:margin-bottom="0.1666in" fo:line-height="200%"/>
    </style:style>
    <style:style style:name="T154" style:parent-style-name="DefaultParagraphFont" style:family="text">
      <style:text-properties style:font-name="Times New Roman" style:font-name-asian="Times New Roman" style:font-name-complex="Times New Roman"/>
    </style:style>
    <style:style style:name="T15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56" style:parent-style-name="DefaultParagraphFont" style:family="text">
      <style:text-properties style:font-name="Times New Roman" style:font-name-asian="Times New Roman" style:font-name-complex="Times New Roman"/>
    </style:style>
    <style:style style:name="T157" style:parent-style-name="Hyperlink" style:family="text">
      <style:text-properties style:font-name="Times New Roman" style:font-name-asian="Times New Roman" style:font-name-complex="Times New Roman"/>
    </style:style>
    <style:style style:name="P158" style:parent-style-name="Normal" style:family="paragraph">
      <style:paragraph-properties fo:line-height="200%"/>
      <style:text-properties style:font-name="Times New Roman" style:font-name-asian="Times New Roman" style:font-name-complex="Times New Roman"/>
    </style:style>
  </office:automatic-styles>
  <office:body>
    <office:text text:use-soft-page-breaks="true">
      <text:h text:style-name="P1" text:outline-level="1">Sprint Review and Retrospective</text:h>
      <text:p text:style-name="P2"><text:span text:style-name="T3">Nicholas Justus</text:span><text:line-break/><text:span text:style-name="T4">CS 250</text:span><text:line-break/><text:span text:style-name="T5">Date: 02/17/2025</text:span></text:p>
      <text:h text:style-name="P6" text:outline-level="2">Applying Roles in the Scrum-Agile Team</text:h>
      <text:p text:style-name="P7">Throughout this project, I took on multiple roles within the Scrum framework, each of which played a crucial part in the software development process.</text:p>
      <text:p text:style-name="P8"><text:span text:style-name="T9">Scrum Master:</text:span><text:span text:style-name="T10"><text:s/>As the Scrum Master, I facilitated the Daily Scrum meetings, ensuring the team remained aligned with sprint goals. I also helped remove blockers and kept communication open between team members. One key takeaway was the importance of structured stand-ups, which kept the team focused and provided a way to resolve issues quickly.</text:span></text:p>
      <text:p text:style-name="P11"><text:span text:style-name="T12">Developer:</text:span><text:span text:style-name="T13"><text:s/>When acting as a Developer, I collaborated closely with the Product Owner and Tester. I worked on implementing user stories and addressing bugs efficiently. Communication was<text:s/></text:span><text:span text:style-name="T14">critical,</text:span><text:span text:style-name="T15"><text:s/>ensuring that I received clear acceptance criteria from the Product Owner and detailed bug reports from the Tester helped prevent rework.</text:span></text:p>
      <text:p text:style-name="P16"><text:span text:style-name="T17">Product Owner:</text:span><text:span text:style-name="T18"><text:s/>As the Product Owner, I was responsible for refining user stories, prioritizing features, and making sure development aligned with business needs. This role required gathering feedback from stakeholders and adjusting requirements when necessary. Writing user stories<text:s/></text:span><text:soft-page-break/><text:span text:style-name="T19">with clear acceptance criteria made it easier for the development team to implement features correctly.</text:span></text:p>
      <text:p text:style-name="P20"><text:span text:style-name="T21">Tester:</text:span><text:span text:style-name="T22"><text:s/>While serving as the Tester, I focused on verifying functionality, writing test cases, and communicating defects back to the Developer. This experience reinforced the importance of detailed user stories and acceptance criteria, as missing information led to unclear test cases. Collaborating with the Product Owner helped clarify expectations and improve testing accuracy.</text:span></text:p>
      <text:p text:style-name="P23">Each role contributed to the success of the project by ensuring smooth collaboration, clear communication, and iterative feedback, all of which are essential in an Agile environment.</text:p>
      <text:p text:style-name="P24"/>
      <text:h text:style-name="P25" text:outline-level="2">Completing User Stories in an Agile SDLC</text:h>
      <text:p text:style-name="P26">The Scrum-Agile approach allowed user stories to come to completion effectively because of its iterative nature and continuous feedback loops.</text:p>
      <text:p text:style-name="P27"><text:span text:style-name="T28">One of the biggest advantages of using Agile was the ability to adapt to changing requirements. For example, when implementing the<text:s/></text:span><text:span text:style-name="T29">Top Destinations</text:span><text:span text:style-name="T30"><text:s/>feature, it became clear that additional filtering options were needed. Because Agile allows for flexible development, we could adjust the user story mid-sprint to include this enhancement.</text:span></text:p>
      <text:p text:style-name="P31">Stand-up meetings played a significant role in completing user stories. By reviewing completed work, upcoming tasks, and blockers, the team was able to quickly align and adjust priorities.</text:p>
      <text:soft-page-break/>
      <text:p text:style-name="P32">Collaboration with the Product Owner was critical in refining user stories. Some initial user stories lacked detailed acceptance criteria, which made testing difficult. By<text:s/>iterating<text:s/>them and seeking feedback, the stories became more actionable, testable, and aligned with business goals.</text:p>
      <text:p text:style-name="P33">Overall, the Agile SDLC helped ensure user stories were completed efficiently while maintaining flexibility to accommodate changes.</text:p>
      <text:p text:style-name="P34"/>
      <text:h text:style-name="P35" text:outline-level="2">Handling Interruptions and Changes in the Project</text:h>
      <text:p text:style-name="P36">One of the strengths of Agile is its ability to handle interruptions and changes smoothly.</text:p>
      <text:p text:style-name="P37"><text:span text:style-name="T38">During the development of the<text:s/></text:span><text:span text:style-name="T39">trip filtering</text:span><text:span text:style-name="T40"><text:s/>feature, there was a need to modify the way price sorting worked. Instead of waiting until the end of development, as would happen in a waterfall model, we immediately updated the backlog and refined the user story to reflect the change. This allowed the development to continue without major disruptions.</text:span></text:p>
      <text:p text:style-name="P41">Frequent sprint reviews and backlog grooming sessions made it easier to reprioritize features and refine scope when necessary. This helped the team remain adaptive while staying on track with deadlines.</text:p>
      <text:p text:style-name="P42"><text:span text:style-name="T43">Agile also provided flexibility in testing. When an unexpected bug surfaced in the<text:s/></text:span><text:span text:style-name="T44">travel itinerary</text:span><text:span text:style-name="T45"><text:s/>feature, testing and development worked together to address it within the same sprint, preventing delays.</text:span></text:p>
      <text:soft-page-break/>
      <text:p text:style-name="P46"><text:span text:style-name="T47">These examples highlight how the<text:s/></text:span><text:span text:style-name="T48">Scrum-Agile approach</text:span><text:span text:style-name="T49"><text:s/>helped manage changes without disrupting the overall workflow.</text:span></text:p>
      <text:p text:style-name="P50"/>
      <text:h text:style-name="P51" text:outline-level="2">Communication and Collaboration Among Team Members</text:h>
      <text:p text:style-name="P52">Effective communication was essential throughout this project. Some key communication practices that worked well included:</text:p>
      <text:list text:style-name="LFO1" text:continue-numbering="true">
        <text:list-item>
          <text:p text:style-name="P53"><text:span text:style-name="T54">Daily Stand-ups:</text:span><text:span text:style-name="T55"><text:s/>Provided a structured way for team members to discuss their progress, address blockers, and align priorities.</text:span></text:p>
        </text:list-item>
        <text:list-item>
          <text:p text:style-name="P56"><text:span text:style-name="T57">Direct Communication with the Product Owner:</text:span><text:span text:style-name="T58"><text:s/>When acceptance criteria were unclear, reaching out early prevented delays and misunderstandings.</text:span></text:p>
        </text:list-item>
        <text:list-item>
          <text:p text:style-name="P59"><text:span text:style-name="T60">Structured Feedback Loops:</text:span><text:span text:style-name="T61"><text:s/>Instead of waiting for end-of-sprint reviews, continuous check-ins ensured work was progressing in the right direction.</text:span></text:p>
        </text:list-item>
      </text:list>
      <text:p text:style-name="P62"><text:span text:style-name="T63">For example, when testing the<text:s/></text:span><text:span text:style-name="T64">trip booking</text:span><text:span text:style-name="T65"><text:s/>feature, I realized that certain user inputs were not accounted for. By communicating this issue early, the development team could resolve it before it became a bigger problem.</text:span></text:p>
      <text:p text:style-name="P66">By maintaining open communication and frequent collaboration, the team resolved issues quickly and delivered high-quality work.</text:p>
      <text:p text:style-name="P67"/>
      <text:soft-page-break/>
      <text:h text:style-name="P68" text:outline-level="2">Evaluating Scrum-Agile Principles and Tools</text:h>
      <text:p text:style-name="P69">Several Agile tools and Scrum principles were particularly effective in this project:</text:p>
      <text:h text:style-name="P70" text:outline-level="3">Sprint Planning and Backlog Refinement:</text:h>
      <text:list text:style-name="LFO2" text:continue-numbering="true">
        <text:list-item>
          <text:p text:style-name="P71">Prioritizing tasks before the sprint ensured that the team was always working on high-value features.</text:p>
        </text:list-item>
        <text:list-item>
          <text:p text:style-name="P72">Regular backlog grooming<text:s/>allows<text:s/>adjustments without disrupting ongoing development.</text:p>
        </text:list-item>
      </text:list>
      <text:h text:style-name="P73" text:outline-level="3">Kanban Boards and Task Tracking:</text:h>
      <text:list text:style-name="LFO3" text:continue-numbering="true">
        <text:list-item>
          <text:p text:style-name="P74"><text:span text:style-name="T75">Visualizing progress using a<text:s/></text:span><text:span text:style-name="T76">task board</text:span><text:span text:style-name="T77"><text:s/>(such as<text:s/></text:span><text:span text:style-name="T78">Jira</text:span><text:span text:style-name="T79"><text:s/>or<text:s/></text:span><text:span text:style-name="T80">Trello</text:span><text:span text:style-name="T81">) helped keep work organized.</text:span></text:p>
        </text:list-item>
        <text:list-item>
          <text:p text:style-name="P82">Seeing the status of tasks immediately made it easy to track completed and pending items.</text:p>
        </text:list-item>
      </text:list>
      <text:h text:style-name="P83" text:outline-level="3">Sprint Reviews:</text:h>
      <text:list text:style-name="LFO4" text:continue-numbering="true">
        <text:list-item>
          <text:p text:style-name="P84">Demoing features at the end of each sprint provided valuable stakeholder feedback.</text:p>
        </text:list-item>
        <text:list-item>
          <text:p text:style-name="P85">This iterative approach ensured that improvements could be made based on real-time insights.</text:p>
        </text:list-item>
      </text:list>
      <text:p text:style-name="P86">These tools helped streamline workflows and ensure transparency within the team.</text:p>
      <text:p text:style-name="P87"/>
      <text:soft-page-break/>
      <text:h text:style-name="P88" text:outline-level="2">Assessing the Effectiveness of the Scrum-Agile Approach</text:h>
      <text:h text:style-name="P89" text:outline-level="3">Pros of Using Scrum-Agile for This Project:</text:h>
      <text:list text:style-name="LFO5" text:continue-numbering="true">
        <text:list-item>
          <text:p text:style-name="P90"><text:span text:style-name="T91">Flexibility:</text:span><text:span text:style-name="T92"><text:s/>Allowed for refinement of requirements and adjustments to user stories without major delays.</text:span></text:p>
        </text:list-item>
        <text:list-item>
          <text:p text:style-name="P93"><text:span text:style-name="T94">Faster Feedback:</text:span><text:span text:style-name="T95"><text:s/>Continuous feedback loops helped resolve issues early.</text:span></text:p>
        </text:list-item>
        <text:list-item>
          <text:p text:style-name="P96"><text:span text:style-name="T97">Improved Collaboration:</text:span><text:span text:style-name="T98"><text:s/>Frequent communication prevented misalignment among team members.</text:span></text:p>
        </text:list-item>
        <text:list-item>
          <text:p text:style-name="P99"><text:span text:style-name="T100">Iterative Development:</text:span><text:span text:style-name="T101"><text:s/>Features were delivered in increments, making progress visible.</text:span></text:p>
        </text:list-item>
      </text:list>
      <text:h text:style-name="P102" text:outline-level="3">Cons of Using Scrum-Agile for This Project:</text:h>
      <text:list text:style-name="LFO6" text:continue-numbering="true">
        <text:list-item>
          <text:p text:style-name="P103"><text:span text:style-name="T104">Frequent Changes Can Be Challenging:</text:span><text:span text:style-name="T105"><text:s/>Constantly updating user stories required ongoing coordination.</text:span></text:p>
        </text:list-item>
        <text:list-item>
          <text:p text:style-name="P106"><text:span text:style-name="T107">Time-Consuming Meetings:</text:span><text:span text:style-name="T108"><text:s/>Daily stand-ups, sprint planning, and backlog grooming required frequent meetings.</text:span></text:p>
        </text:list-item>
        <text:list-item>
          <text:p text:style-name="P109"><text:span text:style-name="T110">Risk of Scope Creep:</text:span><text:span text:style-name="T111"><text:s/>Because Agile is flexible, there is a tendency for new features to be introduced mid-sprint, requiring strict backlog management.</text:span></text:p>
        </text:list-item>
      </text:list>
      <text:h text:style-name="P112" text:outline-level="3">Was Scrum-Agile the Best Approach for SNHU Travel?</text:h>
      <text:p text:style-name="P113"><text:span text:style-name="T114">Yes,<text:s/></text:span><text:span text:style-name="T115">Scrum-Agile</text:span><text:span text:style-name="T116"><text:s/>was the right choice for this project. Since travel applications require<text:s/></text:span><text:span text:style-name="T117">dynamic user interactions and evolving business needs</text:span><text:span text:style-name="T118">, Agile’s flexibility allowed for<text:s/></text:span><text:soft-page-break/><text:span text:style-name="T119">continuous improvements and adaptation to changes. Had we used a<text:s/></text:span><text:span text:style-name="T120">Waterfall approach</text:span><text:span text:style-name="T121">, changes would have been much harder to implement mid-development.</text:span></text:p>
      <text:p text:style-name="P122"><text:span text:style-name="T123">Despite some challenges, the<text:s/></text:span><text:span text:style-name="T124">benefits of Agile quick iterations, collaboration, and adaptability far outweighed the drawbacks</text:span><text:span text:style-name="T125"><text:s/>for this project.</text:span></text:p>
      <text:p text:style-name="P126"/>
      <text:h text:style-name="P127" text:outline-level="2">Conclusion</text:h>
      <text:p text:style-name="P128"><text:span text:style-name="T129">The<text:s/></text:span><text:span text:style-name="T130">Scrum-Agile</text:span><text:span text:style-name="T131"><text:s/>approach proved to be an effective framework for developing the<text:s/></text:span><text:span text:style-name="T132">SNHU Travel</text:span><text:span text:style-name="T133"><text:s/>application. Each role within the<text:s/></text:span><text:span text:style-name="T134">Scrum team</text:span><text:span text:style-name="T135"><text:s/>played a key part in the project’s success, from refining user stories to implementing and testing features. Agile tools and practices, such as sprint planning, stand-ups, and backlog refinement, kept the project organized and adaptable.</text:span></text:p>
      <text:p text:style-name="P136"><text:span text:style-name="T137">While Agile requires frequent communication and adjustments, its benefits and<text:s/></text:span><text:span text:style-name="T138">flexibility, collaboration, and iterative feedback<text:s/></text:span><text:span text:style-name="T139">made it the best choice for this project. Through this experience, I have gained a deeper understanding of<text:s/></text:span><text:span text:style-name="T140">Agile methodologies and their impact on software development</text:span><text:span text:style-name="T141">.</text:span></text:p>
      <text:p text:style-name="P142"/>
      <text:h text:style-name="P143" text:outline-level="2">References</text:h>
      <text:p text:style-name="P144"><text:span text:style-name="T145">Beck, K., Beedle, M., Bennekum, A. v., Cockburn, A., Cunningham, W., Fowler, M., Grenning, J., Highsmith, J., Hunt, A., Jeffries, R., &amp; Kern, J. (2001).<text:s/></text:span><text:span text:style-name="T146">Manifesto for Agile Software Development.</text:span><text:span text:style-name="T147"><text:s/>Agile Alliance.<text:s/></text:span><text:a xlink:href="https://agilemanifesto.org/" office:target-frame-name="_top" xlink:show="replace"><text:span text:style-name="T148">https://agilemanifesto.org/</text:span></text:a></text:p>
      <text:soft-page-break/>
      <text:p text:style-name="P149"><text:span text:style-name="T150">Pressman, R. S., &amp; Maxim, B. R. (2020).<text:s/></text:span><text:span text:style-name="T151">Software engineering: A practitioner's approach</text:span><text:span text:style-name="T152"><text:s/>(9th ed.). McGraw-Hill Education.</text:span></text:p>
      <text:p text:style-name="P153"><text:span text:style-name="T154">Schwaber, K., &amp; Sutherland, J. (2020).<text:s/></text:span><text:span text:style-name="T155">The Scrum Guide: The Definitive Guide to Scrum.</text:span><text:span text:style-name="T156"><text:s/>Scrum.org &amp; Scrum Inc.<text:s/></text:span><text:a xlink:href="https://scrumguides.org/" office:target-frame-name="_top" xlink:show="replace"><text:span text:style-name="T157">https://scrumguides.org/</text:span></text:a></text:p>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ustus, Nicholas</meta:initial-creator>
    <dc:creator>Nicholas Justus</dc:creator>
    <meta:creation-date>2025-02-21T00:49:00Z</meta:creation-date>
    <dc:date>2025-02-23T02:57:00Z</dc:date>
    <meta:template xlink:href="Normal" xlink:type="simple"/>
    <meta:editing-cycles>4</meta:editing-cycles>
    <meta:editing-duration>PT540S</meta:editing-duration>
    <meta:document-statistic meta:page-count="8" meta:paragraph-count="16" meta:word-count="1267" meta:character-count="8477" meta:row-count="60" meta:non-whitespace-character-count="7226"/>
  </office:meta>
</office:document-meta>
</file>